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3.917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2" officeooo:paragraph-rsid="0007ecd8"/>
    </style:style>
    <style:style style:name="P2" style:family="paragraph" style:parent-style-name="Standard">
      <style:paragraph-properties fo:text-align="justify" style:justify-single-word="false"/>
      <style:text-properties style:font-name="Liberation Sans2" officeooo:paragraph-rsid="0007ecd8"/>
    </style:style>
    <style:style style:name="P3" style:family="paragraph" style:parent-style-name="Standard">
      <style:paragraph-properties fo:text-align="center" style:justify-single-word="false"/>
      <style:text-properties style:font-name="Liberation Sans2" fo:font-size="18pt" fo:font-weight="bold" officeooo:rsid="0007ecd8" officeooo:paragraph-rsid="0007ecd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2" fo:font-size="14pt" fo:font-weight="bold" officeooo:rsid="0007ecd8" officeooo:paragraph-rsid="0007ecd8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2" officeooo:rsid="0007ecd8" officeooo:paragraph-rsid="0007ecd8"/>
    </style:style>
    <style:style style:name="P6" style:family="paragraph" style:parent-style-name="Standard">
      <style:paragraph-properties fo:text-align="end" style:justify-single-word="false"/>
      <style:text-properties style:font-name="Liberation Sans2" officeooo:rsid="0007ecd8" officeooo:paragraph-rsid="0007ecd8"/>
    </style:style>
    <style:style style:name="P7" style:family="paragraph" style:parent-style-name="Standard">
      <style:paragraph-properties fo:text-align="justify" style:justify-single-word="false"/>
      <style:text-properties style:font-name="Liberation Sans2" officeooo:rsid="0007ecd8" officeooo:paragraph-rsid="0007ecd8"/>
    </style:style>
    <style:style style:name="P8" style:family="paragraph" style:parent-style-name="Standard">
      <style:paragraph-properties fo:text-align="justify" style:justify-single-word="false"/>
      <style:text-properties style:font-name="Liberation Sans2" officeooo:rsid="0007ecd8" officeooo:paragraph-rsid="000c78a6"/>
    </style:style>
    <style:style style:name="P9" style:family="paragraph" style:parent-style-name="Standard">
      <style:paragraph-properties fo:text-align="justify" style:justify-single-word="false"/>
      <style:text-properties style:font-name="Liberation Sans2" officeooo:rsid="0007ecd8" officeooo:paragraph-rsid="000f2437"/>
    </style:style>
    <style:style style:name="P10" style:family="paragraph" style:parent-style-name="Standard">
      <style:paragraph-properties fo:text-align="end" style:justify-single-word="false"/>
      <style:text-properties style:font-name="Liberation Sans2" officeooo:rsid="00121e05" officeooo:paragraph-rsid="00121e05"/>
    </style:style>
    <style:style style:name="P11" style:family="paragraph" style:parent-style-name="Standard">
      <style:paragraph-properties fo:text-align="justify" style:justify-single-word="false"/>
      <style:text-properties style:font-name="Liberation Sans2" officeooo:rsid="00121e05" officeooo:paragraph-rsid="00121e05"/>
    </style:style>
    <style:style style:name="P12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style:font-name="Liberation Sans2" officeooo:paragraph-rsid="0007ecd8"/>
    </style:style>
    <style:style style:name="P13" style:family="paragraph" style:parent-style-name="Standard">
      <style:paragraph-properties fo:margin-left="1.323cm" fo:margin-right="0cm" fo:text-align="justify" style:justify-single-word="false" fo:text-indent="0cm" style:auto-text-indent="false"/>
      <style:text-properties style:font-name="Liberation Sans2" officeooo:paragraph-rsid="0008440d"/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.349cm" fo:margin-right="0cm" fo:text-indent="0cm" style:auto-text-indent="false"/>
      <style:text-properties style:font-name="Liberation Sans2" officeooo:rsid="0007ecd8" officeooo:paragraph-rsid="0007ecd8"/>
    </style:style>
    <style:style style:name="P16" style:family="paragraph" style:parent-style-name="Standard">
      <style:paragraph-properties fo:margin-left="0cm" fo:margin-right="0cm" fo:text-indent="1cm" style:auto-text-indent="false"/>
      <style:text-properties style:font-name="Liberation Sans2" officeooo:rsid="0007ecd8" officeooo:paragraph-rsid="0007ecd8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rsid="0007ecd8" officeooo:paragraph-rsid="0007ecd8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rsid="00121e05" officeooo:paragraph-rsid="00121e05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paragraph-rsid="0007ecd8"/>
    </style:style>
    <style:style style:name="P20" style:family="paragraph" style:parent-style-name="Standard">
      <style:paragraph-properties fo:margin-left="0cm" fo:margin-right="0cm" fo:text-indent="1cm" style:auto-text-indent="false"/>
      <style:text-properties style:font-name="Liberation Sans2" officeooo:paragraph-rsid="0008440d"/>
    </style:style>
    <style:style style:name="P21" style:family="paragraph" style:parent-style-name="Standard">
      <style:paragraph-properties fo:margin-left="0cm" fo:margin-right="0cm" fo:text-indent="1cm" style:auto-text-indent="false"/>
      <style:text-properties style:font-name="Liberation Sans2" officeooo:paragraph-rsid="00155ca5"/>
    </style:style>
    <style:style style:name="P22" style:family="paragraph" style:parent-style-name="Standard" style:list-style-name="L1">
      <style:text-properties style:font-name="Liberation Sans2" officeooo:rsid="0007ecd8" officeooo:paragraph-rsid="0007ecd8"/>
    </style:style>
    <style:style style:name="P23" style:family="paragraph" style:parent-style-name="Standard" style:list-style-name="L2">
      <style:text-properties style:font-name="Liberation Sans2" officeooo:rsid="0007ecd8" officeooo:paragraph-rsid="0007ecd8"/>
    </style:style>
    <style:style style:name="P24" style:family="paragraph" style:parent-style-name="Standard" style:list-style-name="L3">
      <style:text-properties style:font-name="Liberation Sans2" officeooo:rsid="0007ecd8" officeooo:paragraph-rsid="0007ecd8"/>
    </style:style>
    <style:style style:name="P25" style:family="paragraph" style:parent-style-name="Standard" style:list-style-name="L4">
      <style:text-properties style:font-name="Liberation Sans2" officeooo:rsid="0007ecd8" officeooo:paragraph-rsid="0007ecd8"/>
    </style:style>
    <style:style style:name="P26" style:family="paragraph" style:parent-style-name="Standard" style:list-style-name="L5">
      <style:paragraph-properties fo:text-align="justify" style:justify-single-word="false"/>
      <style:text-properties style:font-name="Liberation Sans2" officeooo:rsid="0007ecd8" officeooo:paragraph-rsid="0007ecd8"/>
    </style:style>
    <style:style style:name="P27" style:family="paragraph" style:parent-style-name="Standard" style:list-style-name="L6">
      <style:paragraph-properties fo:text-align="justify" style:justify-single-word="false"/>
      <style:text-properties style:font-name="Liberation Sans2" officeooo:rsid="0007ecd8" officeooo:paragraph-rsid="0007ecd8"/>
    </style:style>
    <style:style style:name="P28" style:family="paragraph" style:parent-style-name="Standard">
      <style:paragraph-properties fo:text-align="end" style:justify-single-word="false"/>
      <style:text-properties style:font-name="Liberation Sans2" officeooo:rsid="0007ecd8" officeooo:paragraph-rsid="00155ca5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Liberation Sans2" officeooo:paragraph-rsid="0007ecd8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paragraph-rsid="0007ecd8"/>
    </style:style>
    <style:style style:name="P31" style:family="paragraph" style:parent-style-name="Standard">
      <style:paragraph-properties fo:margin-left="0cm" fo:margin-right="0cm" fo:text-align="end" style:justify-single-word="false" fo:text-indent="1cm" style:auto-text-indent="false"/>
      <style:text-properties style:font-name="Liberation Sans2" officeooo:rsid="0007ecd8" officeooo:paragraph-rsid="00156c2f"/>
    </style:style>
    <style:style style:name="P32" style:family="paragraph" style:parent-style-name="Heading_20_3">
      <style:text-properties style:font-name="Liberation Sans2" officeooo:rsid="0007ecd8"/>
    </style:style>
    <style:style style:name="T1" style:family="text">
      <style:text-properties officeooo:rsid="0007ecd8"/>
    </style:style>
    <style:style style:name="T2" style:family="text">
      <style:text-properties officeooo:rsid="0008440d"/>
    </style:style>
    <style:style style:name="T3" style:family="text">
      <style:text-properties style:font-name="Liberation Mono" fo:font-weight="bold" officeooo:rsid="0007ecd8" style:font-weight-asian="bold" style:font-weight-complex="bold"/>
    </style:style>
    <style:style style:name="T4" style:family="text">
      <style:text-properties style:font-name="Liberation Mono" fo:font-weight="bold" officeooo:rsid="0010e290" style:font-weight-asian="bold" style:font-weight-complex="bold"/>
    </style:style>
    <style:style style:name="T5" style:family="text">
      <style:text-properties officeooo:rsid="000c78a6"/>
    </style:style>
    <style:style style:name="T6" style:family="text">
      <style:text-properties officeooo:rsid="000d1990"/>
    </style:style>
    <style:style style:name="T7" style:family="text">
      <style:text-properties officeooo:rsid="00114679"/>
    </style:style>
    <style:style style:name="T8" style:family="text">
      <style:text-properties officeooo:rsid="0012113e"/>
    </style:style>
    <style:style style:name="T9" style:family="text">
      <style:text-properties officeooo:rsid="00128c83"/>
    </style:style>
    <style:style style:name="T10" style:family="text">
      <style:text-properties officeooo:rsid="00155ca5"/>
    </style:style>
    <style:style style:name="T11" style:family="text">
      <style:text-properties style:font-name="Liberation Sans2" officeooo:rsid="00155ca5"/>
    </style:style>
    <style:style style:name="T12" style:family="text">
      <style:text-properties style:font-name="Liberation Sans2" officeooo:rsid="00156c2f"/>
    </style:style>
    <style:style style:name="T13" style:family="text">
      <style:text-properties officeooo:rsid="00156c2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0.229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DDVR Extractor</text:p>
      <text:p text:style-name="P4">v1.2 (22.02.2012)</text:p>
      <text:p text:style-name="P4"/>
      <text:p text:style-name="P4">Руководство пользователя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4"><text:a xlink:type="simple" xlink:href="#__RefHeading__123_1906110570" text:style-name="Index_20_Link" text:visited-style-name="Index_20_Link">1. Информация о программе.<text:tab/>1</text:a></text:p>
          <text:p text:style-name="P14"><text:a xlink:type="simple" xlink:href="#__RefHeading__125_1906110570" text:style-name="Index_20_Link" text:visited-style-name="Index_20_Link">2. Системные требования.<text:tab/>1</text:a></text:p>
          <text:p text:style-name="P14"><text:a xlink:type="simple" xlink:href="#__RefHeading__127_1906110570" text:style-name="Index_20_Link" text:visited-style-name="Index_20_Link">3. Установка и настройка.<text:tab/>1</text:a></text:p>
          <text:p text:style-name="P14"><text:a xlink:type="simple" xlink:href="#__RefHeading__129_1906110570" text:style-name="Index_20_Link" text:visited-style-name="Index_20_Link">4. Возможности и ограничения.<text:tab/>2</text:a></text:p>
          <text:p text:style-name="P14"><text:a xlink:type="simple" xlink:href="#__RefHeading__131_1906110570" text:style-name="Index_20_Link" text:visited-style-name="Index_20_Link">5. Порядок работы.<text:tab/>2</text:a></text:p>
          <text:p text:style-name="P14"><text:a xlink:type="simple" xlink:href="#__RefHeading__133_1906110570" text:style-name="Index_20_Link" text:visited-style-name="Index_20_Link">6. Порядок извлечения данных с HDD.<text:tab/>3</text:a></text:p>
        </text:index-body>
      </text:table-of-content>
      <text:p text:style-name="P5"/>
      <text:h text:style-name="P32" text:outline-level="3"><text:bookmark-start text:name="__RefHeading__123_1906110570"/>1. Информация о программе.<text:bookmark-end text:name="__RefHeading__123_1906110570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Назначение</text:p>
          </table:table-cell>
          <table:table-cell table:style-name="Таблица1.A1" office:value-type="string">
            <text:p text:style-name="P8"><text:span text:style-name="T5">И</text:span>звлечение <text:span text:style-name="T5">и к</text:span>онвертация данных видеонаблюдения регистраторов Microdigital</text:p>
          </table:table-cell>
        </table:table-row>
        <table:table-row>
          <table:table-cell table:style-name="Таблица1.A1" office:value-type="string">
            <text:p text:style-name="P6">Версия</text:p>
          </table:table-cell>
          <table:table-cell table:style-name="Таблица1.A1" office:value-type="string">
            <text:p text:style-name="P7">1.2 от 22.02.2012</text:p>
          </table:table-cell>
        </table:table-row>
        <table:table-row>
          <table:table-cell table:style-name="Таблица1.A1" office:value-type="string">
            <text:p text:style-name="P6">Автор</text:p>
          </table:table-cell>
          <table:table-cell table:style-name="Таблица1.A1" office:value-type="string">
            <text:p text:style-name="P9">Алексей Докшин (все права принадлежат автору)</text:p>
          </table:table-cell>
        </table:table-row>
        <table:table-row>
          <table:table-cell table:style-name="Таблица1.A1" office:value-type="string">
            <text:p text:style-name="P6">Контакты</text:p>
          </table:table-cell>
          <table:table-cell table:style-name="Таблица1.A1" office:value-type="string">
            <text:p text:style-name="P2"><text:a xlink:type="simple" xlink:href="mailto:Aleksey%20Dokshin%20%3Cdant.it@gmail.com%3E?subject=MDDVRExtractor"><text:span text:style-name="T1">dant.it@gmail.com</text:span></text:a></text:p>
          </table:table-cell>
        </table:table-row>
        <table:table-row>
          <table:table-cell table:style-name="Таблица1.A1" office:value-type="string">
            <text:p text:style-name="P6">Лицензия</text:p>
          </table:table-cell>
          <table:table-cell table:style-name="Таблица1.A1" office:value-type="string">
            <text:p text:style-name="P8">Ограниченная ознакомительная версия только для <text:span text:style-name="T5">некоммерческого </text:span>персонального<text:span text:style-name="T5"> </text:span>использования</text:p>
          </table:table-cell>
        </table:table-row>
        <table:table-row>
          <table:table-cell table:style-name="Таблица1.A1" office:value-type="string">
            <text:p text:style-name="P10">ВНИМАНИЕ!</text:p>
          </table:table-cell>
          <table:table-cell table:style-name="Таблица1.A1" office:value-type="string">
            <text:p text:style-name="P11">Данная программа предоставляется автором 'как есть' - без каких-либо явных или подразумеваемых гарантий. Пользователь использует её целиком на свой страх и риск. Автор не несёт ответственности за любой возможный причинённый ущерб!</text:p>
          </table:table-cell>
        </table:table-row>
      </table:table>
      <text:h text:style-name="P32" text:outline-level="3"><text:bookmark-start text:name="__RefHeading__125_1906110570"/>2. Системные требования.<text:bookmark-end text:name="__RefHeading__125_1906110570"/></text:h>
      <text:p text:style-name="P16">Для запуска программы необходим Java SE (JRE/JDK) v1.6/1.7.</text:p>
      <text:p text:style-name="P5">Страница загрузки:</text:p>
      <text:p text:style-name="P1"><text:span text:style-name="T1"><text:tab/></text:span><text:bookmark-start text:name="__DdeLink__255_1906110570"/><text:a xlink:type="simple" xlink:href="http://www.oracle.com/technetwork/java/javase/downloads/index.html"><text:span text:style-name="T1">http://www.oracle.com/technetwork/java/javase/downloads/index.html</text:span></text:a><text:bookmark-end text:name="__DdeLink__255_1906110570"/></text:p>
      <text:p text:style-name="P5"/>
      <text:p text:style-name="P18">Для обработки и транскодирования требуется ffmpeg. Желательно использовать идущий в комплекте - от версии к версии изменялись ключи и поведение при обработке. При более ранних версиях возможна как частичная, так и полная неработоспособность программы.</text:p>
      <text:p text:style-name="P5">Страница загрузки: </text:p>
      <text:p text:style-name="P1"><text:span text:style-name="T1"><text:tab/>для Linux:<text:tab/><text:tab/></text:span><text:bookmark-start text:name="__DdeLink__257_1906110570"/><text:a xlink:type="simple" xlink:href="http://ffmpeg.org/download.html"><text:span text:style-name="T1">http://ffmpeg.org/download.html</text:span></text:a><text:bookmark-end text:name="__DdeLink__257_1906110570"/></text:p>
      <text:p text:style-name="P1"><text:span text:style-name="T1"><text:tab/>для Windows:<text:tab/></text:span><text:bookmark-start text:name="__DdeLink__259_1906110570"/><text:a xlink:type="simple" xlink:href="http://ffmpeg.zeranoe.com/builds/"><text:span text:style-name="T1">http://ffmpeg.zeranoe.com/builds/</text:span></text:a><text:bookmark-end text:name="__DdeLink__259_1906110570"/></text:p>
      <text:h text:style-name="P32" text:outline-level="3"><text:bookmark-start text:name="__RefHeading__127_1906110570"/>3. Установка и настройка.<text:bookmark-end text:name="__RefHeading__127_1906110570"/></text:h>
      <text:p text:style-name="P19"><text:span text:style-name="T2">Необходимо у</text:span><text:span text:style-name="T1">становить окружение Java JRE/JDK, если не установлено. </text:span><text:soft-page-break/><text:span text:style-name="T1">Проверить можно командой </text:span><text:span text:style-name="T3">java -version</text:span><text:span text:style-name="T1"> в консоли, если </text:span><text:span text:style-name="T2">окружение </text:span><text:span text:style-name="T1">установлено, то вы</text:span><text:span text:style-name="T2">ведет </text:span><text:span text:style-name="T1">название Java машины и её верси</text:span><text:span text:style-name="T2">ю</text:span><text:span text:style-name="T1">.</text:span></text:p>
      <text:p text:style-name="P28"><text:bookmark-start text:name="__DdeLink__423_1439832909"/><text:bookmark-end text:name="__DdeLink__423_1439832909"/></text:p>
      <text:p text:style-name="P19"><text:span text:style-name="T9">Если нет желания использовать ffmpeg, идущий в комплекте (исполняемый файл в локальном каталоге ffmeg), его н</text:span><text:span text:style-name="T2">еобходимо </text:span><text:span text:style-name="T9">удалить и</text:span><text:span text:style-name="T2"> у</text:span><text:span text:style-name="T1">становить </text:span><text:span text:style-name="T9">пакет ffmpeg</text:span><text:span text:style-name="T1"> </text:span><text:span text:style-name="T9">отдельно</text:span><text:span text:style-name="T1">. </text:span><text:span text:style-name="T9">Следует о</text:span><text:span text:style-name="T2">бязательно </text:span><text:span text:style-name="T1">проверить, что ffmpeg </text:span><text:span text:style-name="T2">успешно </text:span><text:span text:style-name="T1">запускается из произвольного каталога (т. е. путь до ffmpeg добавлен в список каталогов, где происходит поиск </text:span><text:span text:style-name="T9">для запуска </text:span><text:span text:style-name="T1">по умолчанию). Для Windows — путь должен быть добавлен в переменную </text:span><text:span text:style-name="T2">окружения</text:span><text:span text:style-name="T1"> PATH.</text:span></text:p>
      <text:p text:style-name="P31"/>
      <text:p text:style-name="P17">Какой либо установки и настройки самой программы не требуется, достаточно скопировать файлы программы в выбранный каталог и запустить один из файлов:</text:p>
      <text:p text:style-name="P20"><text:span text:style-name="T1">для Linux — </text:span><text:span text:style-name="T3">start.sh</text:span><text:span text:style-name="T1">,</text:span></text:p>
      <text:p text:style-name="P21"><text:span text:style-name="T1">для Windows — </text:span><text:span text:style-name="T3">start.bat</text:span><text:span text:style-name="T10">,</text:span></text:p>
      <text:p text:style-name="P21"><text:span text:style-name="T10">и</text:span><text:span text:style-name="T1">ли вручную, командой </text:span><text:span text:style-name="T10">—</text:span><text:span text:style-name="T1"> </text:span><text:span text:style-name="T3">java -jar </text:span><text:span text:style-name="T4">MD</text:span><text:span text:style-name="T3">DVRExtract.jar</text:span></text:p>
      <text:h text:style-name="P32" text:outline-level="3"><text:bookmark-start text:name="__RefHeading__129_1906110570"/>4. Возможности и ограничения.<text:bookmark-end text:name="__RefHeading__129_1906110570"/></text:h>
      <text:p text:style-name="P16">Возможно извлечение данных из следующих видов источников:</text:p>
      <text:list xml:id="list10295147111" text:style-name="L1">
        <text:list-item>
          <text:p text:style-name="P22">файлы архивов выгружаемые видеорегистратором (*.exe);</text:p>
        </text:list-item>
        <text:list-item>
          <text:p text:style-name="P22">файлы файловой системы видеорегистратора (da#####);</text:p>
        </text:list-item>
        <text:list-item>
          <text:p text:style-name="P22">файлы локального хранилища CMS (da#####);</text:p>
        </text:list-item>
        <text:list-item>
          <text:p text:style-name="P22">жесткий диск видеорегистратора (xfs).</text:p>
        </text:list-item>
      </text:list>
      <text:p text:style-name="P17">При этом возможен выбор в качестве источника как одиночного файла, так и каталога — со сканированием всех вложенных подкаталогов и файлов.</text:p>
      <text:p text:style-name="P5"/>
      <text:p text:style-name="P17">При сохранении извлечённых данных возможна сквозная перекодировка в любой формат, поддерживаемый ffmpeg. Сохранение происходит в файлы следующих типов: AVI, MPEG4 или MKV.</text:p>
      <text:p text:style-name="P5"/>
      <text:p text:style-name="P19"><text:span text:style-name="T1">При выборе режима </text:span><text:span text:style-name="T2">«без перекодировки» </text:span><text:span text:style-name="T1">— видео сохраняется в оригинальной кодировке. Аудио всегда тр</text:span><text:span text:style-name="T2">а</text:span><text:span text:style-name="T1">нскодируется по причине того, что формат </text:span><text:span text:style-name="T2">хранения аудио </text:span><text:span text:style-name="T1">является </text:span><text:span text:style-name="T2">модифицированным</text:span><text:span text:style-name="T1"> вариантом </text:span><text:span text:style-name="T2">алгоритма</text:span><text:span text:style-name="T1"> PCM и всегда предварительно декодируется программой. Алгоритм декодирования был воссоздан и реализован с помощью изучения кода утилиты производителя, но ввиду того, что у автора в наличии всего один DVR данного производителя — реализация является не полной и, возможно, для каких-то вариантов DVR аудио не будет извлекаться корректно.</text:span></text:p>
      <text:p text:style-name="P5"/>
      <text:p text:style-name="P19"><text:span text:style-name="T1">Информация о дате и времени сохраняется в субтитрах, чтобы не изменять данные при сохранении без перекодировки. И аудио и субтитры можно сохранять как в отдельные файлы, так и в файл с видео (ограничени</text:span><text:span text:style-name="T2">е</text:span><text:span text:style-name="T1"> </text:span><text:span text:style-name="T2">накладывает</text:span><text:span text:style-name="T1"> тип выбранного файла — некоторые контейнеры не позволяют сохранять субтитры).</text:span></text:p>
      <text:p text:style-name="P5"/>
      <text:p text:style-name="P17">При повреждении файла битые кадры исключаются из ряда, при этом возможно появление артефактов.</text:p>
      <text:p text:style-name="P5"/>
      <text:p text:style-name="P16">Не реализовано:</text:p>
      <text:list xml:id="list1815681265" text:style-name="L2">
        <text:list-item>
          <text:p text:style-name="P23">расширенная обработка повреждённых файлов;</text:p>
        </text:list-item>
        <text:list-item>
          <text:p text:style-name="P23">возможность использования метаданных HDD для построения списка хранимых данных (без сканирования файлов).</text:p>
        </text:list-item>
      </text:list>
      <text:h text:style-name="P32" text:outline-level="3"><text:bookmark-start text:name="__RefHeading__131_1906110570"/><text:soft-page-break/>5. Порядок работы.<text:bookmark-end text:name="__RefHeading__131_1906110570"/></text:h>
      <text:list xml:id="list706790495" text:style-name="L3">
        <text:list-item>
          <text:p text:style-name="P24">Выбор источника данных:</text:p>
        </text:list-item>
      </text:list>
      <text:p text:style-name="P12"><text:span text:style-name="T1">На закладке </text:span><text:span text:style-name="T2">«Источник»</text:span><text:span text:style-name="T1"> выбирается нужный источник (файл/каталог/диск), после чего происходит его предварительное сканирование. При выборе источника желательно, если это возможно, указать конкретную камеру — это </text:span><text:span text:style-name="T1">позволяет ускорить сканирование и </text:span><text:span text:style-name="T2">последующую обработку</text:span><text:span text:style-name="T1">.</text:span></text:p>
      <text:list xml:id="list437591083" text:style-name="L4">
        <text:list-item>
          <text:p text:style-name="P25">Выбор камеры:</text:p>
        </text:list-item>
      </text:list>
      <text:p text:style-name="P15">После сканирования выбирается обрабатываемая камера из списка доступных.</text:p>
      <text:list xml:id="list1470702158" text:style-name="L5">
        <text:list-item>
          <text:p text:style-name="P26">Выбор параметров обработки:</text:p>
        </text:list-item>
      </text:list>
      <text:p text:style-name="P13"><text:span text:style-name="T1">На закладке </text:span><text:span text:style-name="T2">«Обработка»</text:span><text:span text:style-name="T1">, выбирается период сохраняемых данных </text:span><text:span text:style-name="T7">и</text:span><text:span text:style-name="T1"> файл-приёмник для видео. </text:span><text:span text:style-name="T7">По умолчанию выбран упрощённый режим в котором видео аудио (если есть) пишутся в один файл. При этом видео </text:span><text:span text:style-name="T8">конвертируется</text:span><text:span text:style-name="T7"> в MPEG4, аудио в PCM16BIT, субтитры </text:span><text:span text:style-name="T8">в формате SRT</text:span><text:span text:style-name="T7"> записываются в отдельный файл. При выборе расширенных настроек можно вручную задать параметры обработки данных, а также вариант сохранения данных</text:span><text:span text:style-name="T1">.</text:span></text:p>
      <text:list xml:id="list1863453134" text:style-name="L6">
        <text:list-item>
          <text:p text:style-name="P29"><text:span text:style-name="T1">Переход на закладку </text:span><text:span text:style-name="T2">«Лог»</text:span><text:span text:style-name="T1"> для контроля (не обязательно).</text:span></text:p>
        </text:list-item>
        <text:list-item>
          <text:p text:style-name="P27">Запуск обработки (возможно сделать находясь на любой закладке).</text:p>
        </text:list-item>
      </text:list>
      <text:h text:style-name="P32" text:outline-level="3"><text:bookmark-start text:name="__RefHeading__133_1906110570"/>6. Порядок извлечения данных с HDD.<text:bookmark-end text:name="__RefHeading__133_1906110570"/></text:h>
      <text:p text:style-name="P17">Извлечение данных с HDD регистратора осложняется тем, что в нём используется свой вариант файловой системы XFS, да ещё и первой версии (организация каталогов). Поэтому при подключении к ПК с Linux, данные не доступны и при монтировании с возможностью записи — файловая система закономерно повреждается.</text:p>
      <text:p text:style-name="P17">Штатными средствами после этого восстанавливается не всё — как правило некоторое количество файлов оказывается поврежденными.</text:p>
      <text:p text:style-name="P16"/>
      <text:p text:style-name="P19"><text:span text:style-name="T1">Для успешного извлечения данных в программе реализован драйвер для работы с вариантом файловой системы регистратора напрямую. Т.е. нет нужды в монтировании </text:span><text:span text:style-name="T6">раздела</text:span><text:span text:style-name="T1"> в Linux или в каких-то драйверах в Windows. Необходимо </text:span><text:span text:style-name="T6">подключить HDD DVR, проверить, что он появился в списке устройств и дать пользователю права на чтение с этого диска</text:span><text:span text:style-name="T1">.</text:span></text:p>
      <text:p text:style-name="P16"/>
      <text:p text:style-name="P19"><text:span text:style-name="T1">Драйвер был написан на основе спецификаций XFSv1 и исследования особенностей файловой системы DVR, как и в случае с аудио — возможны незамеченные автором нюансы </text:span><text:span text:style-name="T2">«оригинальной»</text:span><text:span text:style-name="T1"> файловой системы DV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3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101cm" style:contextual-spacing="false" fo:text-indent="0cm" style:auto-text-indent="false" text:number-lines="false" text:line-number="0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01cm" fo:margin-bottom="0.101cm" style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x </meta:initial-creator>
    <meta:creation-date>2013-03-14T14:18:01</meta:creation-date>
    <dc:date>2013-03-21T11:19:15</dc:date>
    <dc:creator>lex </dc:creator>
    <meta:editing-duration>PT1H21M44S</meta:editing-duration>
    <meta:editing-cycles>15</meta:editing-cycles>
    <meta:generator>LibreOffice/3.6$Linux_X86_64 LibreOffice_project/2ef5aff-a6fb0ff-166bdff-cf087ad-0f1389</meta:generator>
    <meta:document-statistic meta:table-count="1" meta:image-count="0" meta:object-count="0" meta:page-count="3" meta:paragraph-count="66" meta:word-count="782" meta:character-count="5798" meta:non-whitespace-character-count="5088"/>
  </office:meta>
</office:document-meta>
</file>